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4423C42F95BCECB.png" manifest:media-type="image/png"/>
  <manifest:file-entry manifest:full-path="Pictures/1000020100000280000001E0EE836D20016F266F.png" manifest:media-type="image/png"/>
  <manifest:file-entry manifest:full-path="Pictures/1000020100000280000001E0D600BF15B25CF1A7.png" manifest:media-type="image/png"/>
  <manifest:file-entry manifest:full-path="Pictures/1000020100000280000001E08D443B1430851BF6.png" manifest:media-type="image/png"/>
  <manifest:file-entry manifest:full-path="Pictures/1000020100000280000001E0EE6246F9F4C6ECE8.png" manifest:media-type="image/png"/>
  <manifest:file-entry manifest:full-path="Pictures/1000020100000280000001E093553916798878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953cm" svg:height="9.715cm" svg:x="13.97cm" svg:y="4.382cm">
          <draw:image xlink:href="Pictures/1000020100000280000001E09355391679887899.png" xlink:type="simple" xlink:show="embed" xlink:actuate="onLoad" loext:mime-type="image/png">
            <text:p/>
          </draw:image>
        </draw:frame>
        <draw:frame draw:style-name="gr1" draw:text-style-name="P1" draw:layer="layout" svg:width="12.7cm" svg:height="9.525cm" svg:x="1.016cm" svg:y="4.318cm">
          <draw:image xlink:href="Pictures/1000020100000280000001E0EE6246F9F4C6ECE8.png" xlink:type="simple" xlink:show="embed" xlink:actuate="onLoad" loext:mime-type="image/png">
            <text:p/>
          </draw:image>
        </draw:frame>
        <draw:frame draw:style-name="gr2" draw:text-style-name="P2" draw:layer="layout" svg:width="9.523cm" svg:height="0.962cm" svg:x="8.89cm" svg:y="2.34cm">
          <draw:text-box>
            <text:p>Isotropic steady state simu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3.735cm" svg:height="10.301cm" svg:x="13.97cm" svg:y="3.669cm">
          <draw:image xlink:href="Pictures/1000020100000280000001E08D443B1430851BF6.png" xlink:type="simple" xlink:show="embed" xlink:actuate="onLoad" loext:mime-type="image/png">
            <text:p/>
          </draw:image>
        </draw:frame>
        <draw:frame draw:style-name="gr1" draw:text-style-name="P1" draw:layer="layout" svg:width="13.735cm" svg:height="10.301cm" svg:x="0.235cm" svg:y="3.415cm">
          <draw:image xlink:href="Pictures/1000020100000280000001E0D600BF15B25CF1A7.png" xlink:type="simple" xlink:show="embed" xlink:actuate="onLoad" loext:mime-type="image/png">
            <text:p/>
          </draw:image>
        </draw:frame>
        <draw:frame draw:style-name="gr2" draw:text-style-name="P2" draw:layer="layout" svg:width="9.523cm" svg:height="0.962cm" svg:x="8.891cm" svg:y="1.778cm">
          <draw:text-box>
            <text:p>Isotropic steady state simu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3.061cm" svg:height="9.795cm" svg:x="14.117cm" svg:y="3.048cm">
          <draw:image xlink:href="Pictures/1000020100000280000001E0EE836D20016F266F.png" xlink:type="simple" xlink:show="embed" xlink:actuate="onLoad" loext:mime-type="image/png">
            <text:p/>
          </draw:image>
        </draw:frame>
        <draw:frame draw:style-name="gr1" draw:text-style-name="P1" draw:layer="layout" svg:width="13.061cm" svg:height="9.795cm" svg:x="0.508cm" svg:y="3.048cm">
          <draw:image xlink:href="Pictures/1000020100000280000001E014423C42F95BCECB.png" xlink:type="simple" xlink:show="embed" xlink:actuate="onLoad" loext:mime-type="image/png">
            <text:p/>
          </draw:image>
        </draw:frame>
        <draw:frame draw:style-name="gr2" draw:text-style-name="P2" draw:layer="layout" svg:width="9.523cm" svg:height="0.962cm" svg:x="8.891cm" svg:y="1.578cm">
          <draw:text-box>
            <text:p>Isotropic steady state simulation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09:30:11.035008451</meta:creation-date>
    <dc:date>2021-12-10T09:35:29.199783825</dc:date>
    <meta:editing-duration>PT5M18S</meta:editing-duration>
    <meta:editing-cycles>2</meta:editing-cycles>
    <meta:generator>LibreOffice/6.4.7.2$Linux_X86_64 LibreOffice_project/40$Build-2</meta:generator>
    <meta:document-statistic meta:object-count="36"/>
  </office:meta>
</office:document-meta>
</file>